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580000041A26C61668A268944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5.079cm" svg:height="8.889cm" svg:x="1.271cm" svg:y="1.905cm">
          <draw:image xlink:href="Pictures/10000201000002580000041A26C61668A268944D.png" xlink:type="simple" xlink:show="embed" xlink:actuate="onLoad" draw:mime-type="image/png">
            <text:p/>
          </draw:image>
        </draw:frame>
        <draw:frame draw:style-name="gr1" draw:text-style-name="P1" draw:layer="layout" svg:width="5.079cm" svg:height="8.889cm" svg:x="6.35cm" svg:y="1.906cm">
          <draw:image xlink:href="Pictures/10000201000002580000041A26C61668A268944D.png" xlink:type="simple" xlink:show="embed" xlink:actuate="onLoad" draw:mime-type="image/png">
            <text:p/>
          </draw:image>
        </draw:frame>
        <draw:frame draw:style-name="gr1" draw:text-style-name="P1" draw:layer="layout" svg:width="5.079cm" svg:height="8.889cm" svg:x="11.431cm" svg:y="1.906cm">
          <draw:image xlink:href="Pictures/10000201000002580000041A26C61668A268944D.png" xlink:type="simple" xlink:show="embed" xlink:actuate="onLoad" draw:mime-type="image/png">
            <text:p/>
          </draw:image>
        </draw:frame>
        <draw:frame draw:style-name="gr1" draw:text-style-name="P1" draw:layer="layout" svg:width="5.079cm" svg:height="8.889cm" svg:x="16.51cm" svg:y="1.905cm">
          <draw:image xlink:href="Pictures/10000201000002580000041A26C61668A268944D.png" xlink:type="simple" xlink:show="embed" xlink:actuate="onLoad" draw:mime-type="image/png">
            <text:p/>
          </draw:image>
        </draw:frame>
        <draw:frame draw:style-name="gr1" draw:text-style-name="P1" draw:layer="layout" svg:width="5.079cm" svg:height="8.889cm" svg:x="21.591cm" svg:y="1.906cm">
          <draw:image xlink:href="Pictures/10000201000002580000041A26C61668A268944D.png" xlink:type="simple" xlink:show="embed" xlink:actuate="onLoad" draw:mime-type="image/png">
            <text:p/>
          </draw:image>
        </draw:frame>
        <draw:frame draw:style-name="gr1" draw:text-style-name="P1" draw:layer="layout" svg:width="5.079cm" svg:height="8.889cm" svg:x="1.27cm" svg:y="10.795cm">
          <draw:image xlink:href="Pictures/10000201000002580000041A26C61668A268944D.png" xlink:type="simple" xlink:show="embed" xlink:actuate="onLoad" draw:mime-type="image/png">
            <text:p/>
          </draw:image>
        </draw:frame>
        <draw:frame draw:style-name="gr1" draw:text-style-name="P1" draw:layer="layout" svg:width="5.079cm" svg:height="8.889cm" svg:x="6.349cm" svg:y="10.796cm">
          <draw:image xlink:href="Pictures/10000201000002580000041A26C61668A268944D.png" xlink:type="simple" xlink:show="embed" xlink:actuate="onLoad" draw:mime-type="image/png">
            <text:p/>
          </draw:image>
        </draw:frame>
        <draw:frame draw:style-name="gr1" draw:text-style-name="P1" draw:layer="layout" svg:width="5.079cm" svg:height="8.889cm" svg:x="11.43cm" svg:y="10.796cm">
          <draw:image xlink:href="Pictures/10000201000002580000041A26C61668A268944D.png" xlink:type="simple" xlink:show="embed" xlink:actuate="onLoad" draw:mime-type="image/png">
            <text:p/>
          </draw:image>
        </draw:frame>
        <draw:frame draw:style-name="gr1" draw:text-style-name="P1" draw:layer="layout" svg:width="5.079cm" svg:height="8.889cm" svg:x="16.509cm" svg:y="10.795cm">
          <draw:image xlink:href="Pictures/10000201000002580000041A26C61668A268944D.png" xlink:type="simple" xlink:show="embed" xlink:actuate="onLoad" draw:mime-type="image/png">
            <text:p/>
          </draw:image>
        </draw:frame>
        <draw:frame draw:style-name="gr1" draw:text-style-name="P1" draw:layer="layout" svg:width="5.079cm" svg:height="8.889cm" svg:x="21.59cm" svg:y="10.796cm">
          <draw:image xlink:href="Pictures/10000201000002580000041A26C61668A268944D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905cm" fo:margin-bottom="1.905cm" fo:margin-left="1.27cm" fo:margin-right="1.2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1-20T21:08:25.650000000</meta:creation-date>
    <dc:date>2020-11-20T21:16:54.529000000</dc:date>
    <meta:editing-duration>PT8M28S</meta:editing-duration>
    <meta:editing-cycles>2</meta:editing-cycles>
    <meta:generator>LibreOffice/7.0.0.3$Windows_X86_64 LibreOffice_project/8061b3e9204bef6b321a21033174034a5e2ea88e</meta:generator>
    <meta:document-statistic meta:object-count="10"/>
  </office:meta>
</office:document-meta>
</file>